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ad5cf" officeooo:paragraph-rsid="000ad5cf"/>
    </style:style>
    <style:style style:name="P2" style:family="paragraph" style:parent-style-name="Preformatted_20_Text">
      <style:paragraph-properties fo:text-align="center" style:justify-single-word="false"/>
      <style:text-properties officeooo:rsid="000ad5cf" officeooo:paragraph-rsid="000ad5cf"/>
    </style:style>
    <style:style style:name="P3" style:family="paragraph" style:parent-style-name="Preformatted_20_Text">
      <style:paragraph-properties fo:text-align="end" style:justify-single-word="false"/>
      <style:text-properties officeooo:rsid="000ad5cf" officeooo:paragraph-rsid="000ad5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Exercise 9 (Added Exponentiation)</text:p>
      <text:p text:style-name="P3">Matthew Carlis</text:p>
      <text:p text:style-name="P3">calc.yacc</text:p>
      <text:p text:style-name="P1">%{</text:p>
      <text:p text:style-name="P1">#include &lt;math.h&gt;</text:p>
      <text:p text:style-name="P1">#include &lt;stdio.h&gt;</text:p>
      <text:p text:style-name="P1"/>
      <text:p text:style-name="P1">int regs[26];</text:p>
      <text:p text:style-name="P1">int base;</text:p>
      <text:p text:style-name="P1"/>
      <text:p text:style-name="P1">%}</text:p>
      <text:p text:style-name="P1"/>
      <text:p text:style-name="P1">%start list</text:p>
      <text:p text:style-name="P1"/>
      <text:p text:style-name="P1">%token DIGIT LETTER</text:p>
      <text:p text:style-name="P1"/>
      <text:p text:style-name="P1">%left '|'</text:p>
      <text:p text:style-name="P1">%left '&amp;'</text:p>
      <text:p text:style-name="P1">%left '+' '-'</text:p>
      <text:p text:style-name="P1">%left '*' '/' '%'</text:p>
      <text:p text:style-name="P1">%left '^'</text:p>
      <text:p text:style-name="P1">%left UMINUS <text:s/>/*supplies precedence for unary minus */</text:p>
      <text:p text:style-name="P1"/>
      <text:p text:style-name="P1">%% <text:s text:c="18"/>/* beginning of rules section */</text:p>
      <text:p text:style-name="P1"/>
      <text:p text:style-name="P1">list: <text:s text:c="22"/>/*empty */</text:p>
      <text:p text:style-name="P1"><text:s text:c="9"/>|</text:p>
      <text:p text:style-name="P1"><text:s text:c="8"/>list stat '\n'</text:p>
      <text:p text:style-name="P1"><text:s text:c="9"/>|</text:p>
      <text:p text:style-name="P1"><text:s text:c="8"/>list error '\n'</text:p>
      <text:p text:style-name="P1"><text:s text:c="9"/>{</text:p>
      <text:p text:style-name="P1"><text:s text:c="11"/>yyerrok;</text:p>
      <text:p text:style-name="P1"><text:s text:c="9"/>}</text:p>
      <text:p text:style-name="P1"><text:s text:c="9"/>;</text:p>
      <text:p text:style-name="P1"/>
      <text:p text:style-name="P1">stat: <text:s text:c="3"/>expr</text:p>
      <text:p text:style-name="P1"><text:s text:c="9"/>{</text:p>
      <text:p text:style-name="P1"><text:s text:c="11"/>printf("%d\n",$1);</text:p>
      <text:p text:style-name="P1"><text:s text:c="9"/>}</text:p>
      <text:p text:style-name="P1"><text:s text:c="9"/>|</text:p>
      <text:p text:style-name="P1"><text:s text:c="9"/>LETTER '=' expr</text:p>
      <text:p text:style-name="P1"><text:s text:c="9"/>{</text:p>
      <text:p text:style-name="P1"><text:s text:c="11"/>regs[$1] = $3;</text:p>
      <text:p text:style-name="P1"><text:s text:c="9"/>}</text:p>
      <text:p text:style-name="P1"/>
      <text:p text:style-name="P1"><text:s text:c="9"/>;</text:p>
      <text:p text:style-name="P1"/>
      <text:p text:style-name="P1">expr: <text:s text:c="3"/>'(' expr ')'</text:p>
      <text:p text:style-name="P1"><text:s text:c="9"/>{</text:p>
      <text:p text:style-name="P1"><text:s text:c="11"/>$$ = $2;</text:p>
      <text:p text:style-name="P1"><text:s text:c="9"/>}</text:p>
      <text:p text:style-name="P1"><text:s text:c="9"/>|</text:p>
      <text:p text:style-name="P1"><text:s text:c="9"/>expr '^' expr</text:p>
      <text:p text:style-name="P1"><text:s text:c="9"/>{</text:p>
      <text:p text:style-name="P1"><text:s text:c="13"/>$$ = pow($1, $3);</text:p>
      <text:p text:style-name="P1"><text:s text:c="9"/>}</text:p>
      <text:p text:style-name="P1"><text:s text:c="9"/>|</text:p>
      <text:p text:style-name="P1"><text:s text:c="9"/>expr '*' expr</text:p>
      <text:p text:style-name="P1"><text:s text:c="9"/>{</text:p>
      <text:p text:style-name="P1"><text:soft-page-break/></text:p>
      <text:p text:style-name="P1"><text:s text:c="11"/>$$ = $1 * $3;</text:p>
      <text:p text:style-name="P1"><text:s text:c="9"/>}</text:p>
      <text:p text:style-name="P1"><text:s text:c="9"/>|</text:p>
      <text:p text:style-name="P1"><text:s text:c="9"/>expr '/' expr</text:p>
      <text:p text:style-name="P1"><text:s text:c="9"/>{</text:p>
      <text:p text:style-name="P1"><text:s text:c="11"/>$$ = $1 / $3;</text:p>
      <text:p text:style-name="P1"><text:s text:c="9"/>}</text:p>
      <text:p text:style-name="P1"><text:s text:c="9"/>|</text:p>
      <text:p text:style-name="P1"><text:s text:c="9"/>expr '%' expr</text:p>
      <text:p text:style-name="P1"><text:s text:c="9"/>{</text:p>
      <text:p text:style-name="P1"><text:s text:c="11"/>$$ = $1 % $3;</text:p>
      <text:p text:style-name="P1"><text:s text:c="9"/>}</text:p>
      <text:p text:style-name="P1"><text:s text:c="9"/>|</text:p>
      <text:p text:style-name="P1"><text:s text:c="9"/>expr '+' expr</text:p>
      <text:p text:style-name="P1"><text:s text:c="9"/>{</text:p>
      <text:p text:style-name="P1"><text:s text:c="11"/>$$ = $1 + $3;</text:p>
      <text:p text:style-name="P1"><text:s text:c="9"/>}</text:p>
      <text:p text:style-name="P1"><text:s text:c="9"/>|</text:p>
      <text:p text:style-name="P1"><text:s text:c="9"/>expr '-' expr</text:p>
      <text:p text:style-name="P1"><text:s text:c="9"/>{</text:p>
      <text:p text:style-name="P1"><text:s text:c="11"/>$$ = $1 - $3;</text:p>
      <text:p text:style-name="P1"><text:s text:c="9"/>}</text:p>
      <text:p text:style-name="P1"><text:s text:c="9"/>|</text:p>
      <text:p text:style-name="P1"><text:s text:c="9"/>expr '&amp;' expr</text:p>
      <text:p text:style-name="P1"><text:s text:c="9"/>{</text:p>
      <text:p text:style-name="P1"><text:s text:c="11"/>$$ = $1 &amp; $3;</text:p>
      <text:p text:style-name="P1"><text:s text:c="9"/>}</text:p>
      <text:p text:style-name="P1"><text:s text:c="9"/>|</text:p>
      <text:p text:style-name="P1"><text:s text:c="9"/>expr '|' expr</text:p>
      <text:p text:style-name="P1"><text:s text:c="9"/>{</text:p>
      <text:p text:style-name="P1"><text:s text:c="11"/>$$ = $1 | $3;</text:p>
      <text:p text:style-name="P1"><text:s text:c="9"/>}</text:p>
      <text:p text:style-name="P1"><text:s text:c="9"/>|</text:p>
      <text:p text:style-name="P1"/>
      <text:p text:style-name="P1"><text:s text:c="8"/>'-' expr %prec UMINUS</text:p>
      <text:p text:style-name="P1"><text:s text:c="9"/>{</text:p>
      <text:p text:style-name="P1"><text:s text:c="11"/>$$ = -$2;</text:p>
      <text:p text:style-name="P1"><text:s text:c="9"/>}</text:p>
      <text:p text:style-name="P1"><text:s text:c="9"/>|</text:p>
      <text:p text:style-name="P1"><text:s text:c="9"/>LETTER</text:p>
      <text:p text:style-name="P1"><text:s text:c="9"/>{</text:p>
      <text:p text:style-name="P1"><text:s text:c="11"/>$$ = regs[$1];</text:p>
      <text:p text:style-name="P1"><text:s text:c="9"/>}</text:p>
      <text:p text:style-name="P1"/>
      <text:p text:style-name="P1"><text:s text:c="9"/>|</text:p>
      <text:p text:style-name="P1"><text:s text:c="9"/>number</text:p>
      <text:p text:style-name="P1"><text:s text:c="9"/>;</text:p>
      <text:p text:style-name="P1"/>
      <text:p text:style-name="P1">number: <text:s/>DIGIT</text:p>
      <text:p text:style-name="P1"><text:s text:c="9"/>{</text:p>
      <text:p text:style-name="P1"><text:s text:c="11"/>$$ = $1;</text:p>
      <text:p text:style-name="P1"><text:s text:c="11"/>base = ($1==0) ? 8 : 10;</text:p>
      <text:p text:style-name="P1"><text:s text:c="9"/>} <text:s text:c="6"/>|</text:p>
      <text:p text:style-name="P1"><text:s text:c="9"/>number DIGIT</text:p>
      <text:p text:style-name="P1"><text:s text:c="9"/>{</text:p>
      <text:p text:style-name="P1"><text:s text:c="11"/>$$ = base * $1 + $2;</text:p>
      <text:p text:style-name="P1"><text:s text:c="9"/>}</text:p>
      <text:p text:style-name="P1"><text:s text:c="9"/>;</text:p>
      <text:p text:style-name="P1"><text:soft-page-break/></text:p>
      <text:p text:style-name="P1">%%</text:p>
      <text:p text:style-name="P1">main()</text:p>
      <text:p text:style-name="P1">{</text:p>
      <text:p text:style-name="P1"><text:s/>return(yyparse());</text:p>
      <text:p text:style-name="P1">}</text:p>
      <text:p text:style-name="P1"/>
      <text:p text:style-name="P1">yyerror(s)</text:p>
      <text:p text:style-name="P1">char *s;</text:p>
      <text:p text:style-name="P1">{</text:p>
      <text:p text:style-name="P1"><text:s text:c="2"/>fprintf(stderr, "%s\n",s);</text:p>
      <text:p text:style-name="P1">}</text:p>
      <text:p text:style-name="P1"/>
      <text:p text:style-name="P1">yywrap()</text:p>
      <text:p text:style-name="P1">{</text:p>
      <text:p text:style-name="P1"><text:s text:c="2"/>return(1);</text:p>
      <text:p text:style-name="P1">}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17:01:02.549079399</dc:date>
    <meta:document-statistic meta:table-count="0" meta:image-count="0" meta:object-count="0" meta:page-count="3" meta:paragraph-count="118" meta:word-count="240" meta:character-count="1753" meta:non-whitespace-character-count="801"/>
    <meta:generator>LibreOffice/4.2.8.2$Linux_X86_64 LibreOffice_project/420m0$Build-2</meta:generator>
  </office:meta>
</office:document-meta>
</file>